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6">
            <text:p>SRR-2386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2790.0">
            <text:p>27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4">
            <text:p>AA-22694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8750.0">
            <text:p>875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5">
            <text:p>AA-22695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6145.0">
            <text:p>61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31">
            <text:p>-7.31</text:p>
          </table:table-cell>
          <table:table-cell office:value-type="float" office:value="1.15">
            <text:p>1.15</text:p>
          </table:table-cell>
          <table:table-cell office:value-type="float" office:value="1.15">
            <text:p>1.15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588">
            <text:p>AA-27588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9265.0">
            <text:p>9265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31">
            <text:p>-16.3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8">
            <text:p>AA-28178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6">
            <text:p>AA-22696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3940.0">
            <text:p>394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7">
            <text:p>AA-22697</text:p>
          </table:table-cell>
          <table:table-cell office:value-type="float" office:value="52.95">
            <text:p>52.95</text:p>
          </table:table-cell>
          <table:table-cell office:value-type="float" office:value="1.08">
            <text:p>1.08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599">
            <text:p>SRR-2599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630.0">
            <text:p>46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8179">
            <text:p>AA-28179</text:p>
          </table:table-cell>
          <table:table-cell office:value-type="float" office:value="52.98">
            <text:p>52.98</text:p>
          </table:table-cell>
          <table:table-cell office:value-type="float" office:value="0.61">
            <text:p>0.61</text:p>
          </table:table-cell>
          <table:table-cell office:value-type="float" office:value="4560.0">
            <text:p>45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1.02">
            <text:p>1.02</text:p>
          </table:table-cell>
          <table:table-cell office:value-type="float" office:value="1.02">
            <text:p>1.02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3">
            <text:p>SRR-2393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7000.0">
            <text:p>70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9">
            <text:p>-7.69</text:p>
          </table:table-cell>
          <table:table-cell office:value-type="float" office:value="2.85">
            <text:p>2.85</text:p>
          </table:table-cell>
          <table:table-cell office:value-type="float" office:value="2.85">
            <text:p>2.8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3">
            <text:p>SRR-2603</text:p>
          </table:table-cell>
          <table:table-cell office:value-type="float" office:value="52.96">
            <text:p>52.96</text:p>
          </table:table-cell>
          <table:table-cell office:value-type="float" office:value="1.05">
            <text:p>1.05</text:p>
          </table:table-cell>
          <table:table-cell office:value-type="float" office:value="4450.0">
            <text:p>4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2">
            <text:p>SRR-2392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5970.0">
            <text:p>59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91">
            <text:p>SRR-2391</text:p>
          </table:table-cell>
          <table:table-cell office:value-type="float" office:value="52.97">
            <text:p>52.97</text:p>
          </table:table-cell>
          <table:table-cell office:value-type="float" office:value="0.81">
            <text:p>0.81</text:p>
          </table:table-cell>
          <table:table-cell office:value-type="float" office:value="4520.0">
            <text:p>4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9">
            <text:p>SRR-2389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8410.0">
            <text:p>84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9">
            <text:p>-8.8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8">
            <text:p>SRR-2388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4010.0">
            <text:p>4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5">
            <text:p>-6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387">
            <text:p>SRR-2387</text:p>
          </table:table-cell>
          <table:table-cell office:value-type="float" office:value="52.97">
            <text:p>52.97</text:p>
          </table:table-cell>
          <table:table-cell office:value-type="float" office:value="0.64">
            <text:p>0.64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4">
            <text:p>AA-22684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7155.0">
            <text:p>7155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68">
            <text:p>-7.6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5">
            <text:p>AA-22685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410.0">
            <text:p>941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58">
            <text:p>-9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1">
            <text:p>SRR-2601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480.0">
            <text:p>44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6">
            <text:p>AA-22686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530.0">
            <text:p>75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73">
            <text:p>-1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1">
            <text:p>AA-2269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2640.0">
            <text:p>26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6">
            <text:p>-4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2">
            <text:p>AA-27232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860.0">
            <text:p>686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83">
            <text:p>-15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79">
            <text:p>AA-22679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7250.0">
            <text:p>72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39">
            <text:p>-1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3">
            <text:p>AA-22693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690.0">
            <text:p>46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0">
            <text:p>AA-22680</text:p>
          </table:table-cell>
          <table:table-cell office:value-type="float" office:value="52.97">
            <text:p>52.97</text:p>
          </table:table-cell>
          <table:table-cell office:value-type="float" office:value="0.82">
            <text:p>0.82</text:p>
          </table:table-cell>
          <table:table-cell office:value-type="float" office:value="9280.0">
            <text:p>92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0.25">
            <text:p>-10.25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1">
            <text:p>AA-22681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5930.0">
            <text:p>593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71">
            <text:p>-9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8">
            <text:p>AA-22688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3260.0">
            <text:p>3260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2">
            <text:p>AA-23462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625.0">
            <text:p>56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32">
            <text:p>-7.32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1">
            <text:p>AA-23461</text:p>
          </table:table-cell>
          <table:table-cell office:value-type="float" office:value="52.98">
            <text:p>52.98</text:p>
          </table:table-cell>
          <table:table-cell office:value-type="float" office:value="0.67">
            <text:p>0.67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4">
            <text:p>-5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0">
            <text:p>AA-23460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9470.0">
            <text:p>947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3">
            <text:p>AA-23463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6705.0">
            <text:p>670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34">
            <text:p>-14.3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9">
            <text:p>AA-23459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5795.0">
            <text:p>57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9">
            <text:p>-3.39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58">
            <text:p>AA-23458</text:p>
          </table:table-cell>
          <table:table-cell office:value-type="float" office:value="52.97">
            <text:p>52.97</text:p>
          </table:table-cell>
          <table:table-cell office:value-type="float" office:value="0.69">
            <text:p>0.69</text:p>
          </table:table-cell>
          <table:table-cell office:value-type="float" office:value="3455.0">
            <text:p>345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4">
            <text:p>AA-22704</text:p>
          </table:table-cell>
          <table:table-cell office:value-type="float" office:value="52.98">
            <text:p>52.98</text:p>
          </table:table-cell>
          <table:table-cell office:value-type="float" office:value="0.99">
            <text:p>0.99</text:p>
          </table:table-cell>
          <table:table-cell office:value-type="float" office:value="7770.0">
            <text:p>777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41">
            <text:p>-13.41</text:p>
          </table:table-cell>
          <table:table-cell office:value-type="float" office:value="1.46">
            <text:p>1.46</text:p>
          </table:table-cell>
          <table:table-cell office:value-type="float" office:value="1.46">
            <text:p>1.4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3">
            <text:p>AA-27233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7420.0">
            <text:p>74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19">
            <text:p>-17.19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3">
            <text:p>AA-22703</text:p>
          </table:table-cell>
          <table:table-cell office:value-type="float" office:value="52.97">
            <text:p>52.97</text:p>
          </table:table-cell>
          <table:table-cell office:value-type="float" office:value="1.02">
            <text:p>1.02</text:p>
          </table:table-cell>
          <table:table-cell office:value-type="float" office:value="5725.0">
            <text:p>57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">
            <text:p>-7.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0">
            <text:p>AA-22700</text:p>
          </table:table-cell>
          <table:table-cell office:value-type="float" office:value="52.98">
            <text:p>52.98</text:p>
          </table:table-cell>
          <table:table-cell office:value-type="float" office:value="0.77">
            <text:p>0.77</text:p>
          </table:table-cell>
          <table:table-cell office:value-type="float" office:value="9680.0">
            <text:p>9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47">
            <text:p>-8.47</text:p>
          </table:table-cell>
          <table:table-cell office:value-type="float" office:value="1.68">
            <text:p>1.68</text:p>
          </table:table-cell>
          <table:table-cell office:value-type="float" office:value="1.68">
            <text:p>1.68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231">
            <text:p>AA-27231</text:p>
          </table:table-cell>
          <table:table-cell office:value-type="float" office:value="52.96">
            <text:p>52.96</text:p>
          </table:table-cell>
          <table:table-cell office:value-type="float" office:value="0.9">
            <text:p>0.9</text:p>
          </table:table-cell>
          <table:table-cell office:value-type="float" office:value="6585.0">
            <text:p>6585.0</text:p>
          </table:table-cell>
          <table:table-cell office:value-type="float" office:value="65.0">
            <text:p>6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26">
            <text:p>-15.2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9">
            <text:p>AA-22689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5845.0">
            <text:p>5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8">
            <text:p>AA-22698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3770.0">
            <text:p>377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0">
            <text:p>AA-22690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9870.0">
            <text:p>987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87">
            <text:p>-7.87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701">
            <text:p>AA-22701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4380.0">
            <text:p>43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2">
            <text:p>-6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7">
            <text:p>AA-22687</text:p>
          </table:table-cell>
          <table:table-cell office:value-type="float" office:value="52.98">
            <text:p>52.98</text:p>
          </table:table-cell>
          <table:table-cell office:value-type="float" office:value="0.66">
            <text:p>0.66</text:p>
          </table:table-cell>
          <table:table-cell office:value-type="float" office:value="2700.0">
            <text:p>2700.0</text:p>
          </table:table-cell>
          <table:table-cell office:value-type="float" office:value="40.0">
            <text:p>4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82">
            <text:p>AA-22682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7760.0">
            <text:p>776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38">
            <text:p>-8.38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9">
            <text:p>AA-22699</text:p>
          </table:table-cell>
          <table:table-cell office:value-type="float" office:value="52.97">
            <text:p>52.97</text:p>
          </table:table-cell>
          <table:table-cell office:value-type="float" office:value="0.76">
            <text:p>0.76</text:p>
          </table:table-cell>
          <table:table-cell office:value-type="float" office:value="4260.0">
            <text:p>4260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78">
            <text:p>-2.7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2">
            <text:p>AA-27142</text:p>
          </table:table-cell>
          <table:table-cell office:value-type="float" office:value="52.99">
            <text:p>52.99</text:p>
          </table:table-cell>
          <table:table-cell office:value-type="float" office:value="1.11">
            <text:p>1.11</text:p>
          </table:table-cell>
          <table:table-cell office:value-type="float" office:value="7580.0">
            <text:p>7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2.44">
            <text:p>-22.44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936">
            <text:p>AA-23936</text:p>
          </table:table-cell>
          <table:table-cell office:value-type="float" office:value="52.96">
            <text:p>52.96</text:p>
          </table:table-cell>
          <table:table-cell office:value-type="float" office:value="0.82">
            <text:p>0.82</text:p>
          </table:table-cell>
          <table:table-cell office:value-type="float" office:value="6375.0">
            <text:p>637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1">
            <text:p>-8.21</text:p>
          </table:table-cell>
          <table:table-cell office:value-type="float" office:value="1.37">
            <text:p>1.37</text:p>
          </table:table-cell>
          <table:table-cell office:value-type="float" office:value="1.37">
            <text:p>1.37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2692">
            <text:p>AA-22692</text:p>
          </table:table-cell>
          <table:table-cell office:value-type="float" office:value="52.97">
            <text:p>52.97</text:p>
          </table:table-cell>
          <table:table-cell office:value-type="float" office:value="0.58">
            <text:p>0.58</text:p>
          </table:table-cell>
          <table:table-cell office:value-type="float" office:value="3785.0">
            <text:p>378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3464">
            <text:p>AA-23464</text:p>
          </table:table-cell>
          <table:table-cell office:value-type="float" office:value="52.99">
            <text:p>52.99</text:p>
          </table:table-cell>
          <table:table-cell office:value-type="float" office:value="0.67">
            <text:p>0.67</text:p>
          </table:table-cell>
          <table:table-cell office:value-type="float" office:value="5985.0">
            <text:p>59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8">
            <text:p>-9.3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AndrewsEtal2000,ShennanEtal2018">
            <text:p>AndrewsEtal2000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AA-27148">
            <text:p>AA-27148</text:p>
          </table:table-cell>
          <table:table-cell office:value-type="float" office:value="53.04">
            <text:p>53.04</text:p>
          </table:table-cell>
          <table:table-cell office:value-type="float" office:value="1.11">
            <text:p>1.11</text:p>
          </table:table-cell>
          <table:table-cell office:value-type="float" office:value="7975.0">
            <text:p>797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2">
            <text:p>-24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Norfolk">
            <text:p>Norfolk</text:p>
          </table:table-cell>
          <table:table-cell office:value-type="string" office:value="radiocarbon">
            <text:p>radiocarbon</text:p>
          </table:table-cell>
          <table:table-cell office:value-type="string" office:value="SRR-2600">
            <text:p>SRR-2600</text:p>
          </table:table-cell>
          <table:table-cell office:value-type="float" office:value="52.96">
            <text:p>52.96</text:p>
          </table:table-cell>
          <table:table-cell office:value-type="float" office:value="0.81">
            <text:p>0.81</text:p>
          </table:table-cell>
          <table:table-cell office:value-type="float" office:value="4880.0">
            <text:p>48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FunnellPearson1989,ShennanEtal2018">
            <text:p>FunnellPearson198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